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81b" officeooo:paragraph-rsid="001f181b"/>
    </style:style>
    <style:style style:name="P2" style:family="paragraph" style:parent-style-name="Standard">
      <style:text-properties officeooo:rsid="001f181b" officeooo:paragraph-rsid="001f9640"/>
    </style:style>
    <style:style style:name="P3" style:family="paragraph" style:parent-style-name="Standard">
      <style:text-properties officeooo:rsid="001f181b" officeooo:paragraph-rsid="0028d996"/>
    </style:style>
    <style:style style:name="P4" style:family="paragraph" style:parent-style-name="Standard">
      <style:text-properties officeooo:rsid="001f181b" officeooo:paragraph-rsid="002ae5d7"/>
    </style:style>
    <style:style style:name="P5" style:family="paragraph" style:parent-style-name="Standard">
      <style:text-properties officeooo:rsid="001f9640" officeooo:paragraph-rsid="001f9640"/>
    </style:style>
    <style:style style:name="P6" style:family="paragraph" style:parent-style-name="Standard">
      <style:text-properties officeooo:rsid="001ffac2" officeooo:paragraph-rsid="001ffac2"/>
    </style:style>
    <style:style style:name="P7" style:family="paragraph" style:parent-style-name="Standard">
      <style:text-properties officeooo:rsid="001ffac2" officeooo:paragraph-rsid="0022a8ec"/>
    </style:style>
    <style:style style:name="P8" style:family="paragraph" style:parent-style-name="Standard">
      <style:text-properties officeooo:rsid="0022e814" officeooo:paragraph-rsid="0022e814"/>
    </style:style>
    <style:style style:name="P9" style:family="paragraph" style:parent-style-name="Standard">
      <style:text-properties officeooo:rsid="0028d996" officeooo:paragraph-rsid="0028d996"/>
    </style:style>
    <style:style style:name="P10" style:family="paragraph" style:parent-style-name="Text_20_body">
      <style:text-properties officeooo:rsid="001ffac2" officeooo:paragraph-rsid="001ffac2"/>
    </style:style>
    <style:style style:name="P11" style:family="paragraph" style:parent-style-name="Text_20_body">
      <style:text-properties officeooo:rsid="00280a9c" officeooo:paragraph-rsid="00280a9c"/>
    </style:style>
    <style:style style:name="P12" style:family="paragraph" style:parent-style-name="Standard">
      <style:text-properties officeooo:rsid="0028d996" officeooo:paragraph-rsid="0028d996"/>
    </style:style>
    <style:style style:name="P13" style:family="paragraph" style:parent-style-name="Standard" style:list-style-name="L1">
      <style:text-properties officeooo:rsid="001f181b" officeooo:paragraph-rsid="002ae5d7"/>
    </style:style>
    <style:style style:name="P14" style:family="paragraph" style:parent-style-name="Standard" style:list-style-name="L2">
      <style:text-properties officeooo:rsid="001f181b" officeooo:paragraph-rsid="002ae5d7"/>
    </style:style>
    <style:style style:name="P15" style:family="paragraph" style:parent-style-name="Standard" style:list-style-name="L3">
      <style:text-properties officeooo:rsid="001f181b" officeooo:paragraph-rsid="002ae5d7"/>
    </style:style>
    <style:style style:name="P16" style:family="paragraph" style:parent-style-name="Standard" style:list-style-name="L3">
      <style:text-properties officeooo:rsid="001f181b" officeooo:paragraph-rsid="002e2473"/>
    </style:style>
    <style:style style:name="P17" style:family="paragraph" style:parent-style-name="Standard" style:list-style-name="L1">
      <style:text-properties officeooo:rsid="002ae5d7" officeooo:paragraph-rsid="002ae5d7"/>
    </style:style>
    <style:style style:name="P18" style:family="paragraph" style:parent-style-name="Standard" style:list-style-name="L3">
      <style:text-properties officeooo:rsid="002ae5d7" officeooo:paragraph-rsid="002ae5d7"/>
    </style:style>
    <style:style style:name="P19" style:family="paragraph" style:parent-style-name="Standard" style:list-style-name="L3">
      <style:text-properties officeooo:paragraph-rsid="002ae5d7"/>
    </style:style>
    <style:style style:name="P20" style:family="paragraph" style:parent-style-name="Standard" style:list-style-name="L3">
      <style:text-properties officeooo:rsid="002e2473" officeooo:paragraph-rsid="002e2473"/>
    </style:style>
    <style:style style:name="P21" style:family="paragraph" style:parent-style-name="Standard" style:list-style-name="L1">
      <style:text-properties officeooo:rsid="0032a52b" officeooo:paragraph-rsid="0032a52b"/>
    </style:style>
    <style:style style:name="P22" style:family="paragraph" style:parent-style-name="Heading_20_2">
      <style:text-properties officeooo:rsid="0028d996" officeooo:paragraph-rsid="0028d996"/>
    </style:style>
    <style:style style:name="P23" style:family="paragraph" style:parent-style-name="Heading_20_3">
      <style:text-properties officeooo:rsid="00280a9c" officeooo:paragraph-rsid="00280a9c"/>
    </style:style>
    <style:style style:name="T1" style:family="text">
      <style:text-properties officeooo:rsid="001f9640"/>
    </style:style>
    <style:style style:name="T2" style:family="text">
      <style:text-properties officeooo:rsid="001ffac2"/>
    </style:style>
    <style:style style:name="T3" style:family="text">
      <style:text-properties officeooo:rsid="00212c2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7f7bc"/>
    </style:style>
    <style:style style:name="T6" style:family="text">
      <style:text-properties officeooo:rsid="0028d996"/>
    </style:style>
    <style:style style:name="T7" style:family="text">
      <style:text-properties officeooo:rsid="001f181b"/>
    </style:style>
    <style:style style:name="T8" style:family="text">
      <style:text-properties officeooo:rsid="002c731d"/>
    </style:style>
    <style:style style:name="T9" style:family="text">
      <style:text-properties officeooo:rsid="003190c1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egrifflichkeiten</text:h>
      <text:p text:style-name="P1"/>
      <text:h text:style-name="P22" text:outline-level="2">Knoten</text:h>
      <text:h text:style-name="Heading_20_3" text:outline-level="3"><text:span text:style-name="T2">Realer </text:span>Knoten</text:h>
      <text:p text:style-name="P2">Eine Verbindung zwischen zwei Weichen die <text:span text:style-name="T1">einen Zug aufnehmen kann (Block) oder eine Verbindung zwischen einer Weiche und einem </text:span>Endgleis wird <text:span text:style-name="T2">realer </text:span>Knoten genannt. <text:span text:style-name="T1">Je nach Länge können zwischen den Verbindungen mehrere reale Knoten (also Blöcke) auftreten.</text:span></text:p>
      <text:p text:style-name="P2">Ein <text:span text:style-name="T2">realer </text:span>Knoten kann entweder besetzt oder frei sein. Je nachdem ob er durch einen Zug belegt ist oder nicht.</text:p>
      <text:p text:style-name="P1"/>
      <text:h text:style-name="Heading_20_3" text:outline-level="3">Virtueller Knoten</text:h>
      <text:p text:style-name="P1"><text:span text:style-name="T1">Kann eine Verbindung zwischen zwei Weichen keine Züge aufnehmen (z.B. weil zwei Weichen unmittelbar miteinander verbunden sind) </text:span>handelt es sich um einen virtuellen Knoten.</text:p>
      <text:p text:style-name="P1">Virtuelle Knoten sind immer frei.</text:p>
      <text:p text:style-name="P1"/>
      <text:h text:style-name="Heading_20_2" text:outline-level="2">Kante</text:h>
      <text:p text:style-name="P5">Eine Verbindung zwischen zwei Knoten, <text:span text:style-name="T2">egal ob realer oder virtueller Knoten, wird Kante genannt. Hier wird zwischen inaktiver, aktiver und permanenter Kante unterschieden. </text:span></text:p>
      <text:p text:style-name="P5"/>
      <text:h text:style-name="Heading_20_3" text:outline-level="3">permanente Kante</text:h>
      <text:p text:style-name="P10">Eine permanente Kante verbindet zwei reale Knoten, wenn die Verbindung keine Weiche beinhaltet.<text:line-break/><text:span text:style-name="T5">Wenn sich auf einer Strecke als 2 oder mehr Streckenblöcke befinden.</text:span></text:p>
      <text:h text:style-name="Heading_20_3" text:outline-level="3"><text:span text:style-name="T3">i</text:span>naktive Kante</text:h>
      <text:p text:style-name="P6">Eine inaktive Kante verbindet zwei Knoten, wenn der eine Knoten durch die Stellung der Weiche nicht erreicht werden kann.</text:p>
      <text:p text:style-name="P6"/>
      <text:h text:style-name="Heading_20_3" text:outline-level="3">aktive Kante</text:h>
      <text:p text:style-name="P6">Eine aktive Kante verbindet zwei Knoten, wenn der eine Knoten durch die Stellung der Weiche erreicht wird kann.</text:p>
      <text:p text:style-name="P6"/>
      <text:p text:style-name="P7">Zu einer aktiven Kante gehört mindestens eine oder maximal drei inaktive Kante(n). Dieser Kantenverbund gehört zu einer Weiche. <text:s/>Ein Kantenverbund stellt softwaretechnisch eine Verkettete Liste dar, </text:p>
      <text:p text:style-name="P1"/>
      <text:h text:style-name="Heading_20_2" text:outline-level="2">Fahrtrichtung</text:h>
      <text:h text:style-name="Heading_20_3" text:outline-level="3">Virtuelle Fahrtrichtung </text:h>
      <text:p text:style-name="P9">Fahrtrichtung eines Zug die sich aufgrund der Streckenführung ändert.</text:p>
      <text:p text:style-name="P9"><text:soft-page-break/>Dies tritt z.B. ein <text:span text:style-name="T7">wenn </text:span>ein <text:span text:style-name="T7">Zug durch eine Kehre fährt </text:span>oder eine Lok auf einer Drehscheibe gewendet wird<text:span text:style-name="T7">.</text:span></text:p>
      <text:p text:style-name="P1"/>
      <text:h text:style-name="Heading_20_3" text:outline-level="3">Reale Fahrtrichtung </text:h>
      <text:p text:style-name="P3">Ändert sich, wenn Fahrtrichtung am Zug durch Fahrpult geändert wird. <text:span text:style-name="T6">Dies zieht auch immer eine virtuelle Fahrtrichtungsänderung nach sich.</text:span></text:p>
      <text:p text:style-name="P1"/>
      <text:p text:style-name="P1"/>
      <text:h text:style-name="Heading_20_1" text:outline-level="1">Blöcke</text:h>
      <text:p text:style-name="P4">Jeder Block </text:p>
      <text:list xml:id="list631626620" text:style-name="L1">
        <text:list-item>
          <text:p text:style-name="P13">hat eine aktuelle Fahrtrichtung: Von „in“ nach „out“ oder von „out“ nach „in“</text:p>
        </text:list-item>
        <text:list-item>
          <text:p text:style-name="P13">kann entweder eine oder zwei Fahrtrichtungen annehmen (z.B. bei eingleisiger Strecke -&gt; 2 Fahrtrichtungen). </text:p>
          <text:list>
            <text:list-item>
              <text:p text:style-name="P13">Bei zwei Fahrtrichtungen ist eine aktuelle Fahrtrichtung vorzugeben.</text:p>
            </text:list-item>
          </text:list>
        </text:list-item>
        <text:list-item>
          <text:p text:style-name="P17">verfügt über ein Schaltgleis das in der Länge der Bremsstrecke vor dem Signal platziert ist</text:p>
        </text:list-item>
        <text:list-item>
          <text:p text:style-name="P17">verfügt über ein Kontaktgleis über die gesamte Blocklänge</text:p>
        </text:list-item>
        <text:list-item>
          <text:p text:style-name="P17">verfügt über mindestens ein Signal am Anfang des Blockes um diesen zu sperren</text:p>
        </text:list-item>
        <text:list-item>
          <text:p text:style-name="P21">gilt als gesperrt wenn</text:p>
          <text:list>
            <text:list-item>
              <text:p text:style-name="P21">sich ein Zug im Block befindet <text:span text:style-name="T11">oder</text:span></text:p>
            </text:list-item>
            <text:list-item>
              <text:p text:style-name="P21">angrenzende Fahrstraßen geschaltet werden</text:p>
            </text:list-item>
          </text:list>
        </text:list-item>
        <text:list-item>
          <text:p text:style-name="P21">gilt als frei wenn</text:p>
          <text:list>
            <text:list-item>
              <text:p text:style-name="P21">wenn sich kein Zug im Block befindet <text:span text:style-name="T11">und</text:span></text:p>
            </text:list-item>
            <text:list-item>
              <text:p text:style-name="P21">angrenzende Fahrstraßen geschaltet sind </text:p>
            </text:list-item>
          </text:list>
        </text:list-item>
      </text:list>
      <text:p text:style-name="P1"><text:s/></text:p>
      <text:p text:style-name="P1">Wenn Kontakt eines Blocks belegt:</text:p>
      <text:list xml:id="list1212803458" text:style-name="L2">
        <text:list-item>
          <text:p text:style-name="P14">Signal auf rot schalten</text:p>
        </text:list-item>
        <text:list-item>
          <text:p text:style-name="P14">Zug-Id im Block setzen</text:p>
        </text:list-item>
      </text:list>
      <text:p text:style-name="P1"><text:s/></text:p>
      <text:p text:style-name="P1">Wenn Kontakt eines Blocks wieder frei:</text:p>
      <text:list xml:id="list1703428870" text:style-name="L3">
        <text:list-item>
          <text:p text:style-name="P15">Zug-Id aus Block löschen</text:p>
        </text:list-item>
        <text:list-item>
          <text:p text:style-name="P18"><text:span text:style-name="T9">ggf. </text:span>BrakeVector im moba-connector mit Lok-Adresse des vorherigen Blocks belegen</text:p>
        </text:list-item>
        <text:list-item>
          <text:p text:style-name="P16">Signal </text:p>
          <text:list>
            <text:list-item>
              <text:p text:style-name="P16">grün schalten wenn keine Weiche folgt oder Weiche gerade aus führt</text:p>
            </text:list-item>
            <text:list-item>
              <text:p text:style-name="P20">grün-gelb schalten wenn folgende Weiche auf Abzweig</text:p>
            </text:list-item>
          </text:list>
        </text:list-item>
        <text:list-item>
          <text:p text:style-name="P15"><text:span text:style-name="T8">ggf. </text:span>Zug <text:span text:style-name="T8">aus vorherigen</text:span> beschleunigen</text:p>
          <text:p text:style-name="P19"/>
        </text:list-item>
      </text:list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h text:style-name="P23" text:outline-level="3">Umsetzung Software</text:h>
      <text:p text:style-name="P11">Package automode.Train</text:p>
      <text:p text:style-name="P11">Klasse <text:span text:style-name="T4">Terminator</text:span> Abstellgleis</text:p>
      <text:p text:style-name="P11">Klasse </text:p>
      <text:p text:style-name="P11"><text:soft-page-break/></text:p>
      <text:p text:style-name="P1"/>
      <text:p text:style-name="P8"/>
      <text:p text:style-name="P1"/>
      <text:p text:style-name="P1"/>
      <text:p text:style-name="P1"><text:s/>*</text:p>
      <text:p text:style-name="P1"><text:s/>* <text:bookmark-start text:name="__DdeLink__1613_1278073192"/>Knotenbezeichner: <text:s/>x1,y1@x2,y2 <text:bookmark-end text:name="__DdeLink__1613_1278073192"/>Position Knoten1 und Position Knoten2</text:p>
      <text:p text:style-name="P1"><text:s/>* <text:s/></text:p>
      <text:p text:style-name="P1"><text:s/>* Knoten <text:s/></text:p>
      <text:p text:style-name="P1"><text:s/>* <text:s/></text:p>
      <text:p text:style-name="P1"><text:s/>* Knoten kann mit 1 bis 4 Kanten verbunden sein.</text:p>
      <text:p text:style-name="P1"><text:s/>* </text:p>
      <text:p text:style-name="P1"><text:s/>* Im Knoten sind immer 2 Kanten miteinander verbunden (geschaltet) -&gt; je nach Weichenstellung </text:p>
      <text:p text:style-name="P1"/>
      <text:p text:style-name="P1"><text:s/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2:31:29.492884832</meta:creation-date>
    <dc:date>2019-03-22T23:11:45.437746261</dc:date>
    <meta:editing-duration>PT2H49M49S</meta:editing-duration>
    <meta:editing-cycles>14</meta:editing-cycles>
    <meta:generator>LibreOffice/6.1.5.2$Linux_X86_64 LibreOffice_project/10$Build-2</meta:generator>
    <meta:document-statistic meta:table-count="0" meta:image-count="0" meta:object-count="0" meta:page-count="3" meta:paragraph-count="64" meta:word-count="491" meta:character-count="3226" meta:non-whitespace-character-count="2785"/>
  </office:meta>
</office:document-meta>
</file>